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7146in"/>
    </style:style>
    <style:style style:name="co4" style:family="table-column">
      <style:table-column-properties fo:break-before="auto" style:column-width="0.7807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5102in"/>
    </style:style>
    <style:style style:name="co7" style:family="table-column">
      <style:table-column-properties fo:break-before="auto" style:column-width="0.6102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2.5181in"/>
    </style:style>
    <style:style style:name="co12" style:family="table-column">
      <style:table-column-properties fo:break-before="auto" style:column-width="7.9492in"/>
    </style:style>
    <style:style style:name="co13" style:family="table-column">
      <style:table-column-properties fo:break-before="auto" style:column-width="0.915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wrap-option="wrap" fo:border="0.74pt solid #999999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wrap-option="wrap" fo:border="0.74pt solid #999999" style:vertical-align="middle"/>
      <style:paragraph-properties fo:text-align="start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8f2a1" style:text-align-source="fix" style:repeat-content="false" fo:wrap-option="wrap" fo:border="0.74pt solid #999999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e8f2a1" style:text-align-source="fix" style:repeat-content="false" fo:wrap-option="wrap" fo:border="0.74pt solid #999999" style:vertical-align="middle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dbb6" style:text-align-source="fix" style:repeat-content="false" fo:wrap-option="wrap" fo:border="0.74pt solid #999999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dbb6" style:text-align-source="fix" style:repeat-content="false" fo:wrap-option="wrap" fo:border="0.74pt solid #999999" style:vertical-align="middle"/>
      <style:paragraph-properties fo:text-align="start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dee6ef" style:text-align-source="fix" style:repeat-content="false" fo:wrap-option="wrap" fo:border="0.74pt solid #999999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dee6ef" style:text-align-source="fix" style:repeat-content="false" fo:wrap-option="wrap" fo:border="0.74pt solid #999999" style:vertical-align="middl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wrap-option="wrap" fo:border="0.74pt solid #999999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wrap-option="wrap" fo:border="0.74pt solid #999999" style:vertical-align="middle"/>
      <style:paragraph-properties fo:text-align="start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ffdbb6" style:text-align-source="fix" style:repeat-content="false" fo:wrap-option="wrap" fo:border="0.74pt solid #999999" style:vertical-align="middle"/>
      <style:paragraph-properties fo:text-align="start" fo:margin-left="0in"/>
      <style:text-properties style:use-window-font-color="true" fo:font-size="8pt" style:font-size-asian="8pt" style:font-size-complex="8pt"/>
    </style:style>
    <style:style style:name="ce18" style:family="table-cell" style:parent-style-name="Default">
      <style:table-cell-properties fo:background-color="#ffff00" fo:wrap-option="wrap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ffff00" fo:wrap-option="wrap" fo:border="0.74pt solid #000000"/>
      <style:text-properties fo:font-size="8pt" style:font-size-asian="8pt" style:font-size-complex="8pt"/>
    </style:style>
    <style:style style:name="ce23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wrap-option="wrap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5"/>
        <table:table-column table:style-name="co11" table:default-cell-style-name="ce9"/>
        <table:table-column table:style-name="co12" table:default-cell-style-name="ce19"/>
        <table:table-column table:style-name="co13" table:default-cell-style-name="ce25"/>
        <table:table-column table:style-name="co14" table:number-columns-repeated="16370" table:default-cell-style-name="ce25"/>
        <table:table-row table:style-name="ro1">
          <table:table-cell table:style-name="ce1" office:value-type="string" calcext:value-type="string">
            <text:p>title</text:p>
          </table:table-cell>
          <table:table-cell table:style-name="ce4" office:value-type="string" calcext:value-type="string">
            <text:p>url</text:p>
          </table:table-cell>
          <table:table-cell table:style-name="ce7" office:value-type="string" calcext:value-type="string">
            <text:p>designer</text:p>
          </table:table-cell>
          <table:table-cell table:style-name="ce10" table:number-columns-repeated="6"/>
          <table:table-cell table:style-name="ce13" office:value-type="string" calcext:value-type="string">
            <text:p>imgFilename</text:p>
          </table:table-cell>
          <table:table-cell table:style-name="ce7" office:value-type="string" calcext:value-type="string">
            <text:p>tags</text:p>
          </table:table-cell>
          <table:table-cell table:style-name="ce18" office:value-type="string" calcext:value-type="string">
            <text:p>screenshot</text:p>
          </table:table-cell>
          <table:table-cell table:style-name="ce23" table:number-columns-repeated="16366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mnesiascanner.net/asep/</text:p>
          </table:table-cell>
          <table:table-cell/>
          <table:table-cell office:value-type="string" calcext:value-type="string">
            <text:p>punk</text:p>
          </table:table-cell>
          <table:table-cell office:value-type="string" calcext:value-type="string">
            <text:p>contemplation</text:p>
          </table:table-cell>
          <table:table-cell table:number-columns-repeated="4"/>
          <table:table-cell table:formula="of:=IFERROR(LEFT([.B2];SEARCH(&quot;.&quot;;[.B2])-1);[.B2])" office:value-type="string" office:string-value="amnesiascanner" calcext:value-type="string">
            <text:p>amnesiascanner</text:p>
          </table:table-cell>
          <table:table-cell table:style-name="ce16" table:formula="of:=COM.MICROSOFT.TEXTJOIN(&quot;','&quot;;1;&quot;[&quot;;[.D2:.I2];&quot;]&quot;)" office:value-type="string" office:string-value="[','punk','contemplation',']" calcext:value-type="string">
            <text:p>[','punk','contemplation',']</text:p>
          </table:table-cell>
          <table:table-cell table:formula="of:=COM.MICROSOFT.TEXTJOIN(&quot;&quot;;1;&quot;chromium --headless --disable-gpu --enable-logging --screenshot=&quot;;[.J2];&quot;.png --hide-scrollbars --window-size=1440,900 https://&quot;;[.B2])" office:value-type="string" office:string-value="chromium --headless --disable-gpu --enable-logging --screenshot=amnesiascanner.png --hide-scrollbars --window-size=1440,900 https://amnesiascanner.net/asep/" calcext:value-type="string">
            <text:p>chromium --headless --disable-gpu --enable-logging --screenshot=amnesiascanner.png --hide-scrollbars --window-size=1440,900 https://amnesiascanner.net/asep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n idea for a website </text:p>
          </table:table-cell>
          <table:table-cell office:value-type="string" calcext:value-type="string">
            <text:p>are.na/ian-mcdonald/an-idea-for-a-website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ideas</text:p>
          </table:table-cell>
          <table:table-cell office:value-type="string" calcext:value-type="string">
            <text:p>poetic</text:p>
          </table:table-cell>
          <table:table-cell table:number-columns-repeated="3"/>
          <table:table-cell table:formula="of:=IFERROR(LEFT([.B3];SEARCH(&quot;.&quot;;[.B3])-1);[.B3])" office:value-type="string" office:string-value="are" calcext:value-type="string">
            <text:p>are</text:p>
          </table:table-cell>
          <table:table-cell table:style-name="ce16" table:formula="of:=COM.MICROSOFT.TEXTJOIN(&quot;','&quot;;1;&quot;[&quot;;[.D3:.I3];&quot;]&quot;)" office:value-type="string" office:string-value="[','share','ideas','poetic',']" calcext:value-type="string">
            <text:p>[','share','ideas','poetic',']</text:p>
          </table:table-cell>
          <table:table-cell table:formula="of:=COM.MICROSOFT.TEXTJOIN(&quot;&quot;;1;&quot;chromium --headless --disable-gpu --enable-logging --screenshot=&quot;;[.J3];&quot;.png --hide-scrollbars --window-size=1440,900 https://&quot;;[.B3])" office:value-type="string" office:string-value="chromium --headless --disable-gpu --enable-logging --screenshot=are.png --hide-scrollbars --window-size=1440,900 https://are.na/ian-mcdonald/an-idea-for-a-website" calcext:value-type="string">
            <text:p>chromium --headless --disable-gpu --enable-logging --screenshot=are.png --hide-scrollbars --window-size=1440,900 https://are.na/ian-mcdonald/an-idea-for-a-websit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tlas Tom Hackshaw</text:p>
          </table:table-cell>
          <table:table-cell office:value-type="string" calcext:value-type="string">
            <text:p>atlas.tom.so/</text:p>
          </table:table-cell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compilation</text:p>
          </table:table-cell>
          <table:table-cell table:number-columns-repeated="4"/>
          <table:table-cell table:formula="of:=IFERROR(LEFT([.B4];SEARCH(&quot;.&quot;;[.B4])-1);[.B4])" office:value-type="string" office:string-value="atlas" calcext:value-type="string">
            <text:p>atlas</text:p>
          </table:table-cell>
          <table:table-cell table:style-name="ce16" table:formula="of:=COM.MICROSOFT.TEXTJOIN(&quot;','&quot;;1;&quot;[&quot;;[.D4:.I4];&quot;]&quot;)" office:value-type="string" office:string-value="[','images','compilation',']" calcext:value-type="string">
            <text:p>[','images','compilation',']</text:p>
          </table:table-cell>
          <table:table-cell table:formula="of:=COM.MICROSOFT.TEXTJOIN(&quot;&quot;;1;&quot;chromium --headless --disable-gpu --enable-logging --screenshot=&quot;;[.J4];&quot;.png --hide-scrollbars --window-size=1440,900 https://&quot;;[.B4])" office:value-type="string" office:string-value="chromium --headless --disable-gpu --enable-logging --screenshot=atlas.png --hide-scrollbars --window-size=1440,900 https://atlas.tom.so/" calcext:value-type="string">
            <text:p>chromium --headless --disable-gpu --enable-logging --screenshot=atlas.png --hide-scrollbars --window-size=1440,900 https://atlas.tom.so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king a Poetic Website</text:p>
          </table:table-cell>
          <table:table-cell office:value-type="string" calcext:value-type="string">
            <text:p>chiaski.github.io/poeticweb/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poetic</text:p>
          </table:table-cell>
          <table:table-cell office:value-type="string" calcext:value-type="string">
            <text:p>idea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class</text:p>
          </table:table-cell>
          <table:table-cell table:formula="of:=IFERROR(LEFT([.B5];SEARCH(&quot;.&quot;;[.B5])-1);[.B5])" office:value-type="string" office:string-value="chiaski" calcext:value-type="string">
            <text:p>chiaski</text:p>
          </table:table-cell>
          <table:table-cell table:style-name="ce16" table:formula="of:=COM.MICROSOFT.TEXTJOIN(&quot;','&quot;;1;&quot;[&quot;;[.D5:.I5];&quot;]&quot;)" office:value-type="string" office:string-value="[','share','poetic','ideas','sky','learn','class',']" calcext:value-type="string">
            <text:p>[','share','poetic','ideas','sky','learn','class',']</text:p>
          </table:table-cell>
          <table:table-cell table:formula="of:=COM.MICROSOFT.TEXTJOIN(&quot;&quot;;1;&quot;chromium --headless --disable-gpu --enable-logging --screenshot=&quot;;[.J5];&quot;.png --hide-scrollbars --window-size=1440,900 https://&quot;;[.B5])" office:value-type="string" office:string-value="chromium --headless --disable-gpu --enable-logging --screenshot=chiaski.png --hide-scrollbars --window-size=1440,900 https://chiaski.github.io/poeticweb/" calcext:value-type="string">
            <text:p>chromium --headless --disable-gpu --enable-logging --screenshot=chiaski.png --hide-scrollbars --window-size=1440,900 https://chiaski.github.io/poeticweb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 love it when you</text:p>
          </table:table-cell>
          <table:table-cell office:value-type="string" calcext:value-type="string">
            <text:p>chiaski.github.io/i-love-it-when-you/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poetic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black&amp;white</text:p>
          </table:table-cell>
          <table:table-cell office:value-type="string" calcext:value-type="string">
            <text:p>chiaski1</text:p>
          </table:table-cell>
          <table:table-cell table:style-name="ce16" table:formula="of:=COM.MICROSOFT.TEXTJOIN(&quot;','&quot;;1;&quot;[&quot;;[.D6:.I6];&quot;]&quot;)" office:value-type="string" office:string-value="[','list','text','contemplation','poetic','slider','black&amp;white',']" calcext:value-type="string">
            <text:p>[','list','text','contemplation','poetic','slider','black&amp;white',']</text:p>
          </table:table-cell>
          <table:table-cell table:formula="of:=COM.MICROSOFT.TEXTJOIN(&quot;&quot;;1;&quot;chromium --headless --disable-gpu --enable-logging --screenshot=&quot;;[.J6];&quot;.png --hide-scrollbars --window-size=1440,900 https://&quot;;[.B6])" office:value-type="string" office:string-value="chromium --headless --disable-gpu --enable-logging --screenshot=chiaski1.png --hide-scrollbars --window-size=1440,900 https://chiaski.github.io/i-love-it-when-you/" calcext:value-type="string">
            <text:p>chromium --headless --disable-gpu --enable-logging --screenshot=chiaski1.png --hide-scrollbars --window-size=1440,900 https://chiaski.github.io/i-love-it-when-you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ffline Only</text:p>
          </table:table-cell>
          <table:table-cell office:value-type="string" calcext:value-type="string">
            <text:p>chrisbolin.co/offline/</text:p>
          </table:table-cell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offline</text:p>
          </table:table-cell>
          <table:table-cell table:number-columns-repeated="4"/>
          <table:table-cell table:formula="of:=IFERROR(LEFT([.B7];SEARCH(&quot;.&quot;;[.B7])-1);[.B7])" office:value-type="string" office:string-value="chrisbolin" calcext:value-type="string">
            <text:p>chrisbolin</text:p>
          </table:table-cell>
          <table:table-cell table:style-name="ce16" table:formula="of:=COM.MICROSOFT.TEXTJOIN(&quot;','&quot;;1;&quot;[&quot;;[.D7:.I7];&quot;]&quot;)" office:value-type="string" office:string-value="[','interaction','offline',']" calcext:value-type="string">
            <text:p>[','interaction','offline',']</text:p>
          </table:table-cell>
          <table:table-cell table:formula="of:=COM.MICROSOFT.TEXTJOIN(&quot;&quot;;1;&quot;chromium --headless --disable-gpu --enable-logging --screenshot=&quot;;[.J7];&quot;.png --hide-scrollbars --window-size=1440,900 https://&quot;;[.B7])" office:value-type="string" office:string-value="chromium --headless --disable-gpu --enable-logging --screenshot=chrisbolin.png --hide-scrollbars --window-size=1440,900 https://chrisbolin.co/offline/" calcext:value-type="string">
            <text:p>chromium --headless --disable-gpu --enable-logging --screenshot=chrisbolin.png --hide-scrollbars --window-size=1440,900 https://chrisbolin.co/offlin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LOUDWATCHING</text:p>
          </table:table-cell>
          <table:table-cell office:value-type="string" calcext:value-type="string">
            <text:p>cloudwatching.glitch.me/</text:p>
          </table:table-cell>
          <table:table-cell/>
          <table:table-cell office:value-type="string" calcext:value-type="string">
            <text:p>contemplatio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draw</text:p>
          </table:table-cell>
          <table:table-cell table:number-columns-repeated="3"/>
          <table:table-cell table:formula="of:=IFERROR(LEFT([.B8];SEARCH(&quot;.&quot;;[.B8])-1);[.B8])" office:value-type="string" office:string-value="cloudwatching" calcext:value-type="string">
            <text:p>cloudwatching</text:p>
          </table:table-cell>
          <table:table-cell table:style-name="ce16" table:formula="of:=COM.MICROSOFT.TEXTJOIN(&quot;','&quot;;1;&quot;[&quot;;[.D8:.I8];&quot;]&quot;)" office:value-type="string" office:string-value="[','contemplation','sky','draw',']" calcext:value-type="string">
            <text:p>[','contemplation','sky','draw',']</text:p>
          </table:table-cell>
          <table:table-cell table:formula="of:=COM.MICROSOFT.TEXTJOIN(&quot;&quot;;1;&quot;chromium --headless --disable-gpu --enable-logging --screenshot=&quot;;[.J8];&quot;.png --hide-scrollbars --window-size=1440,900 https://&quot;;[.B8])" office:value-type="string" office:string-value="chromium --headless --disable-gpu --enable-logging --screenshot=cloudwatching.png --hide-scrollbars --window-size=1440,900 https://cloudwatching.glitch.me/" calcext:value-type="string">
            <text:p>chromium --headless --disable-gpu --enable-logging --screenshot=cloudwatching.png --hide-scrollbars --window-size=1440,900 https://cloudwatching.glitch.m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eb Resources - Google Docs</text:p>
          </table:table-cell>
          <table:table-cell office:value-type="string" calcext:value-type="string">
            <text:p>docs.google.com/document/d/18O4Lg5_snE7o1ICkmU2ifgUagSOvy8ZgCw3oP4Y7nwE/edit#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workshop</text:p>
          </table:table-cell>
          <table:table-cell table:number-columns-repeated="3"/>
          <table:table-cell table:formula="of:=IFERROR(LEFT([.B9];SEARCH(&quot;.&quot;;[.B9])-1);[.B9])" office:value-type="string" office:string-value="docs" calcext:value-type="string">
            <text:p>docs</text:p>
          </table:table-cell>
          <table:table-cell table:style-name="ce16" table:formula="of:=COM.MICROSOFT.TEXTJOIN(&quot;','&quot;;1;&quot;[&quot;;[.D9:.I9];&quot;]&quot;)" office:value-type="string" office:string-value="[','share','code','workshop',']" calcext:value-type="string">
            <text:p>[','share','code','workshop',']</text:p>
          </table:table-cell>
          <table:table-cell table:formula="of:=COM.MICROSOFT.TEXTJOIN(&quot;&quot;;1;&quot;chromium --headless --disable-gpu --enable-logging --screenshot=&quot;;[.J9];&quot;.png --hide-scrollbars --window-size=1440,900 https://&quot;;[.B9])" office:value-type="string" office:string-value="chromium --headless --disable-gpu --enable-logging --screenshot=docs.png --hide-scrollbars --window-size=1440,900 https://docs.google.com/document/d/18O4Lg5_snE7o1ICkmU2ifgUagSOvy8ZgCw3oP4Y7nwE/edit#" calcext:value-type="string">
            <text:p>chromium --headless --disable-gpu --enable-logging --screenshot=docs.png --hide-scrollbars --window-size=1440,900 https://docs.google.com/document/d/18O4Lg5_snE7o1ICkmU2ifgUagSOvy8ZgCw3oP4Y7nwE/edit#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eastgate.com/garden/Introduction.html</text:p>
          </table:table-cell>
          <table:table-cell/>
          <table:table-cell office:value-type="string" calcext:value-type="string">
            <text:p>Non-linea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arden</text:p>
          </table:table-cell>
          <table:table-cell table:number-columns-repeated="3"/>
          <table:table-cell table:formula="of:=IFERROR(LEFT([.B10];SEARCH(&quot;.&quot;;[.B10])-1);[.B10])" office:value-type="string" office:string-value="eastgate" calcext:value-type="string">
            <text:p>eastgate</text:p>
          </table:table-cell>
          <table:table-cell table:style-name="ce16" table:formula="of:=COM.MICROSOFT.TEXTJOIN(&quot;','&quot;;1;&quot;[&quot;;[.D10:.I10];&quot;]&quot;)" office:value-type="string" office:string-value="[','Non-linear','text','garden',']" calcext:value-type="string">
            <text:p>[','Non-linear','text','garden',']</text:p>
          </table:table-cell>
          <table:table-cell table:formula="of:=COM.MICROSOFT.TEXTJOIN(&quot;&quot;;1;&quot;chromium --headless --disable-gpu --enable-logging --screenshot=&quot;;[.J10];&quot;.png --hide-scrollbars --window-size=1440,900 https://&quot;;[.B10])" office:value-type="string" office:string-value="chromium --headless --disable-gpu --enable-logging --screenshot=eastgate.png --hide-scrollbars --window-size=1440,900 https://eastgate.com/garden/Introduction.html" calcext:value-type="string">
            <text:p>chromium --headless --disable-gpu --enable-logging --screenshot=eastgate.png --hide-scrollbars --window-size=1440,900 https://eastgate.com/garden/Introduction.htm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mpathi.cc</text:p>
          </table:table-cell>
          <table:table-cell office:value-type="string" calcext:value-type="string">
            <text:p>empathi.cc/</text:p>
          </table:table-cell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colors</text:p>
          </table:table-cell>
          <table:table-cell table:number-columns-repeated="3"/>
          <table:table-cell table:formula="of:=IFERROR(LEFT([.B11];SEARCH(&quot;.&quot;;[.B11])-1);[.B11])" office:value-type="string" office:string-value="empathi" calcext:value-type="string">
            <text:p>empathi</text:p>
          </table:table-cell>
          <table:table-cell table:style-name="ce16" table:formula="of:=COM.MICROSOFT.TEXTJOIN(&quot;','&quot;;1;&quot;[&quot;;[.D11:.I11];&quot;]&quot;)" office:value-type="string" office:string-value="[','interaction','forms','colors',']" calcext:value-type="string">
            <text:p>[','interaction','forms','colors',']</text:p>
          </table:table-cell>
          <table:table-cell table:formula="of:=COM.MICROSOFT.TEXTJOIN(&quot;&quot;;1;&quot;chromium --headless --disable-gpu --enable-logging --screenshot=&quot;;[.J11];&quot;.png --hide-scrollbars --window-size=1440,900 https://&quot;;[.B11])" office:value-type="string" office:string-value="chromium --headless --disable-gpu --enable-logging --screenshot=empathi.png --hide-scrollbars --window-size=1440,900 https://empathi.cc/" calcext:value-type="string">
            <text:p>chromium --headless --disable-gpu --enable-logging --screenshot=empathi.png --hide-scrollbars --window-size=1440,900 https://empathi.cc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very Noise at Once</text:p>
          </table:table-cell>
          <table:table-cell office:value-type="string" calcext:value-type="string">
            <text:p>everynoise.com/</text:p>
          </table:table-cell>
          <table:table-cell/>
          <table:table-cell office:value-type="string" calcext:value-type="string">
            <text:p>music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hare</text:p>
          </table:table-cell>
          <table:table-cell table:number-columns-repeated="3"/>
          <table:table-cell table:formula="of:=IFERROR(LEFT([.B12];SEARCH(&quot;.&quot;;[.B12])-1);[.B12])" office:value-type="string" office:string-value="everynoise" calcext:value-type="string">
            <text:p>everynoise</text:p>
          </table:table-cell>
          <table:table-cell table:style-name="ce16" table:formula="of:=COM.MICROSOFT.TEXTJOIN(&quot;','&quot;;1;&quot;[&quot;;[.D12:.I12];&quot;]&quot;)" office:value-type="string" office:string-value="[','music','text','share',']" calcext:value-type="string">
            <text:p>[','music','text','share',']</text:p>
          </table:table-cell>
          <table:table-cell table:formula="of:=COM.MICROSOFT.TEXTJOIN(&quot;&quot;;1;&quot;chromium --headless --disable-gpu --enable-logging --screenshot=&quot;;[.J12];&quot;.png --hide-scrollbars --window-size=1440,900 https://&quot;;[.B12])" office:value-type="string" office:string-value="chromium --headless --disable-gpu --enable-logging --screenshot=everynoise.png --hide-scrollbars --window-size=1440,900 https://everynoise.com/" calcext:value-type="string">
            <text:p>chromium --headless --disable-gpu --enable-logging --screenshot=everynoise.png --hide-scrollbars --window-size=1440,900 https://everynoise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ifteen Words</text:p>
          </table:table-cell>
          <table:table-cell office:value-type="string" calcext:value-type="string">
            <text:p>fifteenwords.com</text:p>
          </table:table-cell>
          <table:table-cell/>
          <table:table-cell office:value-type="string" calcext:value-type="string">
            <text:p>poetic</text:p>
          </table:table-cell>
          <table:table-cell office:value-type="string" calcext:value-type="string">
            <text:p>poem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typography</text:p>
          </table:table-cell>
          <table:table-cell office:value-type="string" calcext:value-type="string">
            <text:p>text</text:p>
          </table:table-cell>
          <table:table-cell table:formula="of:=IFERROR(LEFT([.B13];SEARCH(&quot;.&quot;;[.B13])-1);[.B13])" office:value-type="string" office:string-value="fifteenwords" calcext:value-type="string">
            <text:p>fifteenwords</text:p>
          </table:table-cell>
          <table:table-cell table:style-name="ce16" table:formula="of:=COM.MICROSOFT.TEXTJOIN(&quot;','&quot;;1;&quot;[&quot;;[.D12:.I12];&quot;]&quot;)" office:value-type="string" office:string-value="[','music','text','share',']" calcext:value-type="string">
            <text:p>[','music','text','share',']</text:p>
          </table:table-cell>
          <table:table-cell table:formula="of:=COM.MICROSOFT.TEXTJOIN(&quot;&quot;;1;&quot;chromium --headless --disable-gpu --enable-logging --screenshot=&quot;;[.J13];&quot;.png --hide-scrollbars --window-size=1440,900 https://&quot;;[.B13])" office:value-type="string" office:string-value="chromium --headless --disable-gpu --enable-logging --screenshot=fifteenwords.png --hide-scrollbars --window-size=1440,900 https://fifteenwords.com" calcext:value-type="string">
            <text:p>chromium --headless --disable-gpu --enable-logging --screenshot=fifteenwords.png --hide-scrollbars --window-size=1440,900 https://fifteenwords.co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re</text:p>
          </table:table-cell>
          <table:table-cell office:value-type="string" calcext:value-type="string">
            <text:p>forestgreen.online/</text:p>
          </table:table-cell>
          <table:table-cell/>
          <table:table-cell office:value-type="string" calcext:value-type="string">
            <text:p>developper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olors</text:p>
          </table:table-cell>
          <table:table-cell table:number-columns-repeated="3"/>
          <table:table-cell table:formula="of:=IFERROR(LEFT([.B14];SEARCH(&quot;.&quot;;[.B14])-1);[.B14])" office:value-type="string" office:string-value="forestgreen" calcext:value-type="string">
            <text:p>forestgreen</text:p>
          </table:table-cell>
          <table:table-cell table:style-name="ce16" table:formula="of:=COM.MICROSOFT.TEXTJOIN(&quot;','&quot;;1;&quot;[&quot;;[.D14:.I14];&quot;]&quot;)" office:value-type="string" office:string-value="[','developper','share','colors',']" calcext:value-type="string">
            <text:p>[','developper','share','colors',']</text:p>
          </table:table-cell>
          <table:table-cell table:formula="of:=COM.MICROSOFT.TEXTJOIN(&quot;&quot;;1;&quot;chromium --headless --disable-gpu --enable-logging --screenshot=&quot;;[.J14];&quot;.png --hide-scrollbars --window-size=1440,900 https://&quot;;[.B14])" office:value-type="string" office:string-value="chromium --headless --disable-gpu --enable-logging --screenshot=forestgreen.png --hide-scrollbars --window-size=1440,900 https://forestgreen.online/" calcext:value-type="string">
            <text:p>chromium --headless --disable-gpu --enable-logging --screenshot=forestgreen.png --hide-scrollbars --window-size=1440,900 https://forestgreen.onlin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arden of blues</text:p>
          </table:table-cell>
          <table:table-cell office:value-type="string" calcext:value-type="string">
            <text:p>gardenblues.net/</text:p>
          </table:table-cell>
          <table:table-cell/>
          <table:table-cell office:value-type="string" calcext:value-type="string">
            <text:p>garden</text:p>
            <text:p/>
          </table:table-cell>
          <table:table-cell office:value-type="string" calcext:value-type="string">
            <text:p>cooking</text:p>
            <text:p/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recipie</text:p>
          </table:table-cell>
          <table:table-cell office:value-type="string" calcext:value-type="string">
            <text:p>pictograms</text:p>
          </table:table-cell>
          <table:table-cell/>
          <table:table-cell table:formula="of:=IFERROR(LEFT([.B15];SEARCH(&quot;.&quot;;[.B15])-1);[.B15])" office:value-type="string" office:string-value="gardenblues" calcext:value-type="string">
            <text:p>gardenblues</text:p>
          </table:table-cell>
          <table:table-cell table:style-name="ce16" table:formula="of:=COM.MICROSOFT.TEXTJOIN(&quot;','&quot;;1;&quot;[&quot;;[.D15:.I15];&quot;]&quot;)" office:value-type="string" office:string-value="[','garden&#10;','cooking&#10;','share','recipie','pictograms',']" calcext:value-type="string">
            <text:p>[','garden</text:p>
            <text:p>','cooking</text:p>
            <text:p>','share','recipie','pictograms',']</text:p>
          </table:table-cell>
          <table:table-cell table:formula="of:=COM.MICROSOFT.TEXTJOIN(&quot;&quot;;1;&quot;chromium --headless --disable-gpu --enable-logging --screenshot=&quot;;[.J15];&quot;.png --hide-scrollbars --window-size=1440,900 https://&quot;;[.B15])" office:value-type="string" office:string-value="chromium --headless --disable-gpu --enable-logging --screenshot=gardenblues.png --hide-scrollbars --window-size=1440,900 https://gardenblues.net/" calcext:value-type="string">
            <text:p>chromium --headless --disable-gpu --enable-logging --screenshot=gardenblues.png --hide-scrollbars --window-size=1440,900 https://gardenblues.net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et Well Soon!</text:p>
          </table:table-cell>
          <table:table-cell office:value-type="string" calcext:value-type="string">
            <text:p>getwellsoon.labr.io/</text:p>
          </table:table-cell>
          <table:table-cell/>
          <table:table-cell office:value-type="string" calcext:value-type="string">
            <text:p>people</text:p>
            <text:p/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black&amp;white</text:p>
          </table:table-cell>
          <table:table-cell table:formula="of:=IFERROR(LEFT([.B16];SEARCH(&quot;.&quot;;[.B16])-1);[.B16])" office:value-type="string" office:string-value="getwellsoon" calcext:value-type="string">
            <text:p>getwellsoon</text:p>
          </table:table-cell>
          <table:table-cell table:style-name="ce16" table:formula="of:=COM.MICROSOFT.TEXTJOIN(&quot;','&quot;;1;&quot;[&quot;;[.D16:.I16];&quot;]&quot;)" office:value-type="string" office:string-value="[','people&#10;','book','love','text','list','black&amp;white',']" calcext:value-type="string">
            <text:p>[','people</text:p>
            <text:p>','book','love','text','list','black&amp;white',']</text:p>
          </table:table-cell>
          <table:table-cell table:formula="of:=COM.MICROSOFT.TEXTJOIN(&quot;&quot;;1;&quot;chromium --headless --disable-gpu --enable-logging --screenshot=&quot;;[.J16];&quot;.png --hide-scrollbars --window-size=1440,900 https://&quot;;[.B16])" office:value-type="string" office:string-value="chromium --headless --disable-gpu --enable-logging --screenshot=getwellsoon.png --hide-scrollbars --window-size=1440,900 https://getwellsoon.labr.io/" calcext:value-type="string">
            <text:p>chromium --headless --disable-gpu --enable-logging --screenshot=getwellsoon.png --hide-scrollbars --window-size=1440,900 https://getwellsoon.labr.io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ossip’s Café</text:p>
          </table:table-cell>
          <table:table-cell office:value-type="string" calcext:value-type="string">
            <text:p>gossips.cafe/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afe</text:p>
          </table:table-cell>
          <table:table-cell table:number-columns-repeated="2"/>
          <table:table-cell table:formula="of:=IFERROR(LEFT([.B17];SEARCH(&quot;.&quot;;[.B17])-1);[.B17])" office:value-type="string" office:string-value="gossips" calcext:value-type="string">
            <text:p>gossips</text:p>
          </table:table-cell>
          <table:table-cell table:style-name="ce16" table:formula="of:=COM.MICROSOFT.TEXTJOIN(&quot;','&quot;;1;&quot;[&quot;;[.D17:.I17];&quot;]&quot;)" office:value-type="string" office:string-value="[','text','talk','share','cafe',']" calcext:value-type="string">
            <text:p>[','text','talk','share','cafe',']</text:p>
          </table:table-cell>
          <table:table-cell table:formula="of:=COM.MICROSOFT.TEXTJOIN(&quot;&quot;;1;&quot;chromium --headless --disable-gpu --enable-logging --screenshot=&quot;;[.J17];&quot;.png --hide-scrollbars --window-size=1440,900 https://&quot;;[.B17])" office:value-type="string" office:string-value="chromium --headless --disable-gpu --enable-logging --screenshot=gossips.png --hide-scrollbars --window-size=1440,900 https://gossips.cafe/" calcext:value-type="string">
            <text:p>chromium --headless --disable-gpu --enable-logging --screenshot=gossips.png --hide-scrollbars --window-size=1440,900 https://gossips.caf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erpetual Calendar </text:p>
          </table:table-cell>
          <table:table-cell office:value-type="string" calcext:value-type="string">
            <text:p>haveagood.today/</text:p>
          </table:table-cell>
          <table:table-cell/>
          <table:table-cell office:value-type="string" calcext:value-type="string">
            <text:p>daily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community</text:p>
          </table:table-cell>
          <table:table-cell table:number-columns-repeated="3"/>
          <table:table-cell table:formula="of:=IFERROR(LEFT([.B18];SEARCH(&quot;.&quot;;[.B18])-1);[.B18])" office:value-type="string" office:string-value="haveagood" calcext:value-type="string">
            <text:p>haveagood</text:p>
          </table:table-cell>
          <table:table-cell table:style-name="ce16" table:formula="of:=COM.MICROSOFT.TEXTJOIN(&quot;','&quot;;1;&quot;[&quot;;[.D18:.I18];&quot;]&quot;)" office:value-type="string" office:string-value="[','daily','images','community',']" calcext:value-type="string">
            <text:p>[','daily','images','community',']</text:p>
          </table:table-cell>
          <table:table-cell table:formula="of:=COM.MICROSOFT.TEXTJOIN(&quot;&quot;;1;&quot;chromium --headless --disable-gpu --enable-logging --screenshot=&quot;;[.J18];&quot;.png --hide-scrollbars --window-size=1440,900 https://&quot;;[.B18])" office:value-type="string" office:string-value="chromium --headless --disable-gpu --enable-logging --screenshot=haveagood.png --hide-scrollbars --window-size=1440,900 https://haveagood.today/" calcext:value-type="string">
            <text:p>chromium --headless --disable-gpu --enable-logging --screenshot=haveagood.png --hide-scrollbars --window-size=1440,900 https://haveagood.today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ereNow</text:p>
          </table:table-cell>
          <table:table-cell office:value-type="string" calcext:value-type="string">
            <text:p>here-and-now.glitch.me/entered/enter-key.html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files</text:p>
          </table:table-cell>
          <table:table-cell table:number-columns-repeated="3"/>
          <table:table-cell table:formula="of:=IFERROR(LEFT([.B19];SEARCH(&quot;.&quot;;[.B19])-1);[.B19])" office:value-type="string" office:string-value="here-and-now" calcext:value-type="string">
            <text:p>here-and-now</text:p>
          </table:table-cell>
          <table:table-cell table:style-name="ce16" table:formula="of:=COM.MICROSOFT.TEXTJOIN(&quot;','&quot;;1;&quot;[&quot;;[.D19:.I19];&quot;]&quot;)" office:value-type="string" office:string-value="[','text','emotions','files',']" calcext:value-type="string">
            <text:p>[','text','emotions','files',']</text:p>
          </table:table-cell>
          <table:table-cell table:formula="of:=COM.MICROSOFT.TEXTJOIN(&quot;&quot;;1;&quot;chromium --headless --disable-gpu --enable-logging --screenshot=&quot;;[.J19];&quot;.png --hide-scrollbars --window-size=1440,900 https://&quot;;[.B19])" office:value-type="string" office:string-value="chromium --headless --disable-gpu --enable-logging --screenshot=here-and-now.png --hide-scrollbars --window-size=1440,900 https://here-and-now.glitch.me/entered/enter-key.html" calcext:value-type="string">
            <text:p>chromium --headless --disable-gpu --enable-logging --screenshot=here-and-now.png --hide-scrollbars --window-size=1440,900 https://here-and-now.glitch.me/entered/enter-key.htm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CDONALDIANGREGORYJAMES</text:p>
          </table:table-cell>
          <table:table-cell office:value-type="string" calcext:value-type="string">
            <text:p>ianmcdonald.ca/</text:p>
          </table:table-cell>
          <table:table-cell/>
          <table:table-cell office:value-type="string" calcext:value-type="string">
            <text:p>contemplation</text:p>
          </table:table-cell>
          <table:table-cell office:value-type="string" calcext:value-type="string">
            <text:p>typography</text:p>
          </table:table-cell>
          <table:table-cell office:value-type="string" calcext:value-type="string">
            <text:p>black&amp;white</text:p>
          </table:table-cell>
          <table:table-cell table:number-columns-repeated="3"/>
          <table:table-cell table:formula="of:=IFERROR(LEFT([.B20];SEARCH(&quot;.&quot;;[.B20])-1);[.B20])" office:value-type="string" office:string-value="ianmcdonald" calcext:value-type="string">
            <text:p>ianmcdonald</text:p>
          </table:table-cell>
          <table:table-cell table:style-name="ce16" table:formula="of:=COM.MICROSOFT.TEXTJOIN(&quot;','&quot;;1;&quot;[&quot;;[.D20:.I20];&quot;]&quot;)" office:value-type="string" office:string-value="[','contemplation','typography','black&amp;white',']" calcext:value-type="string">
            <text:p>[','contemplation','typography','black&amp;white',']</text:p>
          </table:table-cell>
          <table:table-cell table:formula="of:=COM.MICROSOFT.TEXTJOIN(&quot;&quot;;1;&quot;chromium --headless --disable-gpu --enable-logging --screenshot=&quot;;[.J20];&quot;.png --hide-scrollbars --window-size=1440,900 https://&quot;;[.B20])" office:value-type="string" office:string-value="chromium --headless --disable-gpu --enable-logging --screenshot=ianmcdonald.png --hide-scrollbars --window-size=1440,900 https://ianmcdonald.ca/" calcext:value-type="string">
            <text:p>chromium --headless --disable-gpu --enable-logging --screenshot=ianmcdonald.png --hide-scrollbars --window-size=1440,900 https://ianmcdonald.ca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nifesto – evergreen</text:p>
          </table:table-cell>
          <table:table-cell office:value-type="string" calcext:value-type="string">
            <text:p>itsevergreen.rip/manifesto</text:p>
          </table:table-cell>
          <table:table-cell/>
          <table:table-cell office:value-type="string" calcext:value-type="string">
            <text:p>music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ld</text:p>
          </table:table-cell>
          <table:table-cell table:number-columns-repeated="3"/>
          <table:table-cell table:formula="of:=IFERROR(LEFT([.B21];SEARCH(&quot;.&quot;;[.B21])-1);[.B21])" office:value-type="string" office:string-value="itsevergreen" calcext:value-type="string">
            <text:p>itsevergreen</text:p>
          </table:table-cell>
          <table:table-cell table:style-name="ce16" table:formula="of:=COM.MICROSOFT.TEXTJOIN(&quot;','&quot;;1;&quot;[&quot;;[.D21:.I21];&quot;]&quot;)" office:value-type="string" office:string-value="[','music','text','old',']" calcext:value-type="string">
            <text:p>[','music','text','old',']</text:p>
          </table:table-cell>
          <table:table-cell table:formula="of:=COM.MICROSOFT.TEXTJOIN(&quot;&quot;;1;&quot;chromium --headless --disable-gpu --enable-logging --screenshot=&quot;;[.J21];&quot;.png --hide-scrollbars --window-size=1440,900 https://&quot;;[.B21])" office:value-type="string" office:string-value="chromium --headless --disable-gpu --enable-logging --screenshot=itsevergreen.png --hide-scrollbars --window-size=1440,900 https://itsevergreen.rip/manifesto" calcext:value-type="string">
            <text:p>chromium --headless --disable-gpu --enable-logging --screenshot=itsevergreen.png --hide-scrollbars --window-size=1440,900 https://itsevergreen.rip/manifest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aving website</text:p>
          </table:table-cell>
          <table:table-cell office:value-type="string" calcext:value-type="string">
            <text:p>leaving.live/</text:p>
          </table:table-cell>
          <table:table-cell/>
          <table:table-cell office:value-type="string" calcext:value-type="string">
            <text:p>contemplation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table:formula="of:=IFERROR(LEFT([.B22];SEARCH(&quot;.&quot;;[.B22])-1);[.B22])" office:value-type="string" office:string-value="leaving" calcext:value-type="string">
            <text:p>leaving</text:p>
          </table:table-cell>
          <table:table-cell table:style-name="ce16" table:formula="of:=COM.MICROSOFT.TEXTJOIN(&quot;','&quot;;1;&quot;[&quot;;[.D22:.I22];&quot;]&quot;)" office:value-type="string" office:string-value="[','contemplation','connections','people',']" calcext:value-type="string">
            <text:p>[','contemplation','connections','people',']</text:p>
          </table:table-cell>
          <table:table-cell table:formula="of:=COM.MICROSOFT.TEXTJOIN(&quot;&quot;;1;&quot;chromium --headless --disable-gpu --enable-logging --screenshot=&quot;;[.J22];&quot;.png --hide-scrollbars --window-size=1440,900 https://&quot;;[.B22])" office:value-type="string" office:string-value="chromium --headless --disable-gpu --enable-logging --screenshot=leaving.png --hide-scrollbars --window-size=1440,900 https://leaving.live/" calcext:value-type="string">
            <text:p>chromium --headless --disable-gpu --enable-logging --screenshot=leaving.png --hide-scrollbars --window-size=1440,900 https://leaving.liv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igital love languages</text:p>
          </table:table-cell>
          <table:table-cell office:value-type="string" calcext:value-type="string">
            <text:p>lovelanguages.melaniehoff.com/week-4-%e2%98%84%ef%b8%8e-a-digital-garden/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ictograms</text:p>
          </table:table-cell>
          <table:table-cell/>
          <table:table-cell table:formula="of:=IFERROR(LEFT([.B23];SEARCH(&quot;.&quot;;[.B23])-1);[.B23])" office:value-type="string" office:string-value="lovelanguages" calcext:value-type="string">
            <text:p>lovelanguages</text:p>
          </table:table-cell>
          <table:table-cell table:style-name="ce16" table:formula="of:=COM.MICROSOFT.TEXTJOIN(&quot;','&quot;;1;&quot;[&quot;;[.D23:.I23];&quot;]&quot;)" office:value-type="string" office:string-value="[','share','people','garden','class','pictograms',']" calcext:value-type="string">
            <text:p>[','share','people','garden','class','pictograms',']</text:p>
          </table:table-cell>
          <table:table-cell table:formula="of:=COM.MICROSOFT.TEXTJOIN(&quot;&quot;;1;&quot;chromium --headless --disable-gpu --enable-logging --screenshot=&quot;;[.J23];&quot;.png --hide-scrollbars --window-size=1440,900 https://&quot;;[.B23])" office:value-type="string" office:string-value="chromium --headless --disable-gpu --enable-logging --screenshot=lovelanguages.png --hide-scrollbars --window-size=1440,900 https://lovelanguages.melaniehoff.com/week-4-%e2%98%84%ef%b8%8e-a-digital-garden/" calcext:value-type="string">
            <text:p>chromium --headless --disable-gpu --enable-logging --screenshot=lovelanguages.png --hide-scrollbars --window-size=1440,900 https://lovelanguages.melaniehoff.com/week-4-%e2%98%84%ef%b8%8e-a-digital-garden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otpurple</text:p>
          </table:table-cell>
          <table:table-cell office:value-type="string" calcext:value-type="string">
            <text:p>notpurple.com/</text:p>
          </table:table-cell>
          <table:table-cell/>
          <table:table-cell office:value-type="string" calcext:value-type="string">
            <text:p>colors</text:p>
          </table:table-cell>
          <table:table-cell table:number-columns-repeated="5"/>
          <table:table-cell table:formula="of:=IFERROR(LEFT([.B24];SEARCH(&quot;.&quot;;[.B24])-1);[.B24])" office:value-type="string" office:string-value="notpurple" calcext:value-type="string">
            <text:p>notpurple</text:p>
          </table:table-cell>
          <table:table-cell table:style-name="ce16" table:formula="of:=COM.MICROSOFT.TEXTJOIN(&quot;','&quot;;1;&quot;[&quot;;[.D24:.I24];&quot;]&quot;)" office:value-type="string" office:string-value="[','colors',']" calcext:value-type="string">
            <text:p>[','colors',']</text:p>
          </table:table-cell>
          <table:table-cell table:formula="of:=COM.MICROSOFT.TEXTJOIN(&quot;&quot;;1;&quot;chromium --headless --disable-gpu --enable-logging --screenshot=&quot;;[.J24];&quot;.png --hide-scrollbars --window-size=1440,900 https://&quot;;[.B24])" office:value-type="string" office:string-value="chromium --headless --disable-gpu --enable-logging --screenshot=notpurple.png --hide-scrollbars --window-size=1440,900 https://notpurple.com/" calcext:value-type="string">
            <text:p>chromium --headless --disable-gpu --enable-logging --screenshot=notpurple.png --hide-scrollbars --window-size=1440,900 https://notpurple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ther Office Home</text:p>
          </table:table-cell>
          <table:table-cell office:value-type="string" calcext:value-type="string">
            <text:p>otheroffice.net/</text:p>
          </table:table-cell>
          <table:table-cell/>
          <table:table-cell office:value-type="string" calcext:value-type="string">
            <text:p>cursor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images</text:p>
          </table:table-cell>
          <table:table-cell table:number-columns-repeated="3"/>
          <table:table-cell table:formula="of:=IFERROR(LEFT([.B25];SEARCH(&quot;.&quot;;[.B25])-1);[.B25])" office:value-type="string" office:string-value="otheroffice" calcext:value-type="string">
            <text:p>otheroffice</text:p>
          </table:table-cell>
          <table:table-cell table:style-name="ce16" table:formula="of:=COM.MICROSOFT.TEXTJOIN(&quot;','&quot;;1;&quot;[&quot;;[.D25:.I25];&quot;]&quot;)" office:value-type="string" office:string-value="[','cursor','space','images',']" calcext:value-type="string">
            <text:p>[','cursor','space','images',']</text:p>
          </table:table-cell>
          <table:table-cell table:formula="of:=COM.MICROSOFT.TEXTJOIN(&quot;&quot;;1;&quot;chromium --headless --disable-gpu --enable-logging --screenshot=&quot;;[.J25];&quot;.png --hide-scrollbars --window-size=1440,900 https://&quot;;[.B25])" office:value-type="string" office:string-value="chromium --headless --disable-gpu --enable-logging --screenshot=otheroffice.png --hide-scrollbars --window-size=1440,900 https://otheroffice.net/" calcext:value-type="string">
            <text:p>chromium --headless --disable-gpu --enable-logging --screenshot=otheroffice.png --hide-scrollbars --window-size=1440,900 https://otheroffice.net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ia Chakraverti-Wuerthwein</text:p>
          </table:table-cell>
          <table:table-cell office:value-type="string" calcext:value-type="string">
            <text:p>piacw.com/</text:p>
          </table:table-cell>
          <table:table-cell/>
          <table:table-cell office:value-type="string" calcext:value-type="string">
            <text:p>discover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home</text:p>
          </table:table-cell>
          <table:table-cell table:number-columns-repeated="2"/>
          <table:table-cell table:formula="of:=IFERROR(LEFT([.B26];SEARCH(&quot;.&quot;;[.B26])-1);[.B26])" office:value-type="string" office:string-value="piacw" calcext:value-type="string">
            <text:p>piacw</text:p>
          </table:table-cell>
          <table:table-cell table:style-name="ce16" table:formula="of:=COM.MICROSOFT.TEXTJOIN(&quot;','&quot;;1;&quot;[&quot;;[.D26:.I26];&quot;]&quot;)" office:value-type="string" office:string-value="[','discover','garden','perspective','home',']" calcext:value-type="string">
            <text:p>[','discover','garden','perspective','home',']</text:p>
          </table:table-cell>
          <table:table-cell table:formula="of:=COM.MICROSOFT.TEXTJOIN(&quot;&quot;;1;&quot;chromium --headless --disable-gpu --enable-logging --screenshot=&quot;;[.J26];&quot;.png --hide-scrollbars --window-size=1440,900 https://&quot;;[.B26])" office:value-type="string" office:string-value="chromium --headless --disable-gpu --enable-logging --screenshot=piacw.png --hide-scrollbars --window-size=1440,900 https://piacw.com/" calcext:value-type="string">
            <text:p>chromium --headless --disable-gpu --enable-logging --screenshot=piacw.png --hide-scrollbars --window-size=1440,900 https://piacw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scade</text:p>
          </table:table-cell>
          <table:table-cell office:value-type="string" calcext:value-type="string">
            <text:p>raphaelbastide.com/cascade/demos/start.html</text:p>
          </table:table-cell>
          <table:table-cell office:value-type="string" calcext:value-type="string">
            <text:p>Raphael Bastid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developper</text:p>
          </table:table-cell>
          <table:table-cell office:value-type="string" calcext:value-type="string">
            <text:p>colors</text:p>
          </table:table-cell>
          <table:table-cell table:number-columns-repeated="2"/>
          <table:table-cell table:formula="of:=IFERROR(LEFT([.B27];SEARCH(&quot;.&quot;;[.B27])-1);[.B27])" office:value-type="string" office:string-value="raphaelbastide" calcext:value-type="string">
            <text:p>raphaelbastide</text:p>
          </table:table-cell>
          <table:table-cell table:style-name="ce16" table:formula="of:=COM.MICROSOFT.TEXTJOIN(&quot;','&quot;;1;&quot;[&quot;;[.D27:.I27];&quot;]&quot;)" office:value-type="string" office:string-value="[','music','browser','developper','colors',']" calcext:value-type="string">
            <text:p>[','music','browser','developper','colors',']</text:p>
          </table:table-cell>
          <table:table-cell table:formula="of:=COM.MICROSOFT.TEXTJOIN(&quot;&quot;;1;&quot;chromium --headless --disable-gpu --enable-logging --screenshot=&quot;;[.J27];&quot;.png --hide-scrollbars --window-size=1440,900 https://&quot;;[.B27])" office:value-type="string" office:string-value="chromium --headless --disable-gpu --enable-logging --screenshot=raphaelbastide.png --hide-scrollbars --window-size=1440,900 https://raphaelbastide.com/cascade/demos/start.html" calcext:value-type="string">
            <text:p>chromium --headless --disable-gpu --enable-logging --screenshot=raphaelbastide.png --hide-scrollbars --window-size=1440,900 https://raphaelbastide.com/cascade/demos/start.htm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resounding.website</text:p>
          </table:table-cell>
          <table:table-cell/>
          <table:table-cell office:value-type="string" calcext:value-type="string">
            <text:p>community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gradient</text:p>
          </table:table-cell>
          <table:table-cell table:number-columns-repeated="2"/>
          <table:table-cell table:formula="of:=IFERROR(LEFT([.B28];SEARCH(&quot;.&quot;;[.B28])-1);[.B28])" office:value-type="string" office:string-value="resounding" calcext:value-type="string">
            <text:p>resounding</text:p>
          </table:table-cell>
          <table:table-cell table:formula="of:=COM.MICROSOFT.TEXTJOIN(&quot;','&quot;;1;&quot;[&quot;;[.D28:.I28];&quot;]&quot;)" office:value-type="string" office:string-value="[','community','emotions','infinite','gradient',']" calcext:value-type="string">
            <text:p>[','community','emotions','infinite','gradient',']</text:p>
          </table:table-cell>
          <table:table-cell table:formula="of:=COM.MICROSOFT.TEXTJOIN(&quot;&quot;;1;&quot;chromium --headless --disable-gpu --enable-logging --screenshot=&quot;;[.J28];&quot;.png --hide-scrollbars --window-size=1440,900 https://&quot;;[.B28])" office:value-type="string" office:string-value="chromium --headless --disable-gpu --enable-logging --screenshot=resounding.png --hide-scrollbars --window-size=1440,900 https://resounding.website" calcext:value-type="string">
            <text:p>chromium --headless --disable-gpu --enable-logging --screenshot=resounding.png --hide-scrollbars --window-size=1440,900 https://resounding.websit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nds jij dood bent…</text:p>
          </table:table-cell>
          <table:table-cell office:value-type="string" calcext:value-type="string">
            <text:p>sindsjijdoodbent.nl</text:p>
          </table:table-cell>
          <table:table-cell office:value-type="string" calcext:value-type="string">
            <text:p>Moniker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writing</text:p>
          </table:table-cell>
          <table:table-cell table:number-columns-repeated="3"/>
          <table:table-cell table:formula="of:=IFERROR(LEFT([.B29];SEARCH(&quot;.&quot;;[.B29])-1);[.B29])" office:value-type="string" office:string-value="sindsjijdoodbent" calcext:value-type="string">
            <text:p>sindsjijdoodbent</text:p>
          </table:table-cell>
          <table:table-cell table:style-name="ce16" table:formula="of:=COM.MICROSOFT.TEXTJOIN(&quot;','&quot;;1;&quot;[&quot;;[.D29:.I29];&quot;]&quot;)" office:value-type="string" office:string-value="[','gradient','poem','writing',']" calcext:value-type="string">
            <text:p>[','gradient','poem','writing',']</text:p>
          </table:table-cell>
          <table:table-cell table:formula="of:=COM.MICROSOFT.TEXTJOIN(&quot;&quot;;1;&quot;chromium --headless --disable-gpu --enable-logging --screenshot=&quot;;[.J29];&quot;.png --hide-scrollbars --window-size=1440,900 https://&quot;;[.B29])" office:value-type="string" office:string-value="chromium --headless --disable-gpu --enable-logging --screenshot=sindsjijdoodbent.png --hide-scrollbars --window-size=1440,900 https://sindsjijdoodbent.nl" calcext:value-type="string">
            <text:p>chromium --headless --disable-gpu --enable-logging --screenshot=sindsjijdoodbent.png --hide-scrollbars --window-size=1440,900 https://sindsjijdoodbent.n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ined.otherti.me</text:p>
          </table:table-cell>
          <table:table-cell office:value-type="string" calcext:value-type="string">
            <text:p>stained.otherti.me/</text:p>
          </table:table-cell>
          <table:table-cell office:value-type="string" calcext:value-type="string">
            <text:p>Raphael Bastid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blur</text:p>
          </table:table-cell>
          <table:table-cell table:number-columns-repeated="2"/>
          <table:table-cell table:formula="of:=IFERROR(LEFT([.B30];SEARCH(&quot;.&quot;;[.B30])-1);[.B30])" office:value-type="string" office:string-value="stained" calcext:value-type="string">
            <text:p>stained</text:p>
          </table:table-cell>
          <table:table-cell table:style-name="ce16" table:formula="of:=COM.MICROSOFT.TEXTJOIN(&quot;','&quot;;1;&quot;[&quot;;[.D30:.I30];&quot;]&quot;)" office:value-type="string" office:string-value="[','music','contemplation','video','blur',']" calcext:value-type="string">
            <text:p>[','music','contemplation','video','blur',']</text:p>
          </table:table-cell>
          <table:table-cell table:formula="of:=COM.MICROSOFT.TEXTJOIN(&quot;&quot;;1;&quot;chromium --headless --disable-gpu --enable-logging --screenshot=&quot;;[.J30];&quot;.png --hide-scrollbars --window-size=1440,900 https://&quot;;[.B30])" office:value-type="string" office:string-value="chromium --headless --disable-gpu --enable-logging --screenshot=stained.png --hide-scrollbars --window-size=1440,900 https://stained.otherti.me/" calcext:value-type="string">
            <text:p>chromium --headless --disable-gpu --enable-logging --screenshot=stained.png --hide-scrollbars --window-size=1440,900 https://stained.otherti.m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HE EMOTINOMICON</text:p>
          </table:table-cell>
          <table:table-cell office:value-type="string" calcext:value-type="string">
            <text:p>standard.dev/emotinomicon</text:p>
          </table:table-cell>
          <table:table-cell/>
          <table:table-cell office:value-type="string" calcext:value-type="string">
            <text:p>emotio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lack&amp;white</text:p>
          </table:table-cell>
          <table:table-cell table:number-columns-repeated="3"/>
          <table:table-cell table:formula="of:=IFERROR(LEFT([.B31];SEARCH(&quot;.&quot;;[.B31])-1);[.B31])" office:value-type="string" office:string-value="standard" calcext:value-type="string">
            <text:p>standard</text:p>
          </table:table-cell>
          <table:table-cell table:style-name="ce16" table:formula="of:=COM.MICROSOFT.TEXTJOIN(&quot;','&quot;;1;&quot;[&quot;;[.D31:.I31];&quot;]&quot;)" office:value-type="string" office:string-value="[','emotions','text','black&amp;white',']" calcext:value-type="string">
            <text:p>[','emotions','text','black&amp;white',']</text:p>
          </table:table-cell>
          <table:table-cell table:formula="of:=COM.MICROSOFT.TEXTJOIN(&quot;&quot;;1;&quot;chromium --headless --disable-gpu --enable-logging --screenshot=&quot;;[.J31];&quot;.png --hide-scrollbars --window-size=1440,900 https://&quot;;[.B31])" office:value-type="string" office:string-value="chromium --headless --disable-gpu --enable-logging --screenshot=standard.png --hide-scrollbars --window-size=1440,900 https://standard.dev/emotinomicon" calcext:value-type="string">
            <text:p>chromium --headless --disable-gpu --enable-logging --screenshot=standard.png --hide-scrollbars --window-size=1440,900 https://standard.dev/emotinomico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ange.Website</text:p>
          </table:table-cell>
          <table:table-cell office:value-type="string" calcext:value-type="string">
            <text:p>strange.website/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old</text:p>
          </table:table-cell>
          <table:table-cell table:number-columns-repeated="4"/>
          <table:table-cell table:formula="of:=IFERROR(LEFT([.B32];SEARCH(&quot;.&quot;;[.B32])-1);[.B32])" office:value-type="string" office:string-value="strange" calcext:value-type="string">
            <text:p>strange</text:p>
          </table:table-cell>
          <table:table-cell table:style-name="ce16" table:formula="of:=COM.MICROSOFT.TEXTJOIN(&quot;','&quot;;1;&quot;[&quot;;[.D32:.I32];&quot;]&quot;)" office:value-type="string" office:string-value="[','text','old',']" calcext:value-type="string">
            <text:p>[','text','old',']</text:p>
          </table:table-cell>
          <table:table-cell table:formula="of:=COM.MICROSOFT.TEXTJOIN(&quot;&quot;;1;&quot;chromium --headless --disable-gpu --enable-logging --screenshot=&quot;;[.J32];&quot;.png --hide-scrollbars --window-size=1440,900 https://&quot;;[.B32])" office:value-type="string" office:string-value="chromium --headless --disable-gpu --enable-logging --screenshot=strange.png --hide-scrollbars --window-size=1440,900 https://strange.website/" calcext:value-type="string">
            <text:p>chromium --headless --disable-gpu --enable-logging --screenshot=strange.png --hide-scrollbars --window-size=1440,900 https://strange.website/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nday.avanier.studio/24</text:p>
          </table:table-cell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browser</text:p>
          </table:table-cell>
          <table:table-cell table:number-columns-repeated="4"/>
          <table:table-cell table:formula="of:=IFERROR(LEFT([.B33];SEARCH(&quot;.&quot;;[.B33])-1);[.B33])" office:value-type="string" office:string-value="sunday" calcext:value-type="string">
            <text:p>sunday</text:p>
          </table:table-cell>
          <table:table-cell table:style-name="ce16" table:formula="of:=COM.MICROSOFT.TEXTJOIN(&quot;','&quot;;1;&quot;[&quot;;[.D33:.I33];&quot;]&quot;)" office:value-type="string" office:string-value="[','interaction','browser',']" calcext:value-type="string">
            <text:p>[','interaction','browser',']</text:p>
          </table:table-cell>
          <table:table-cell table:formula="of:=COM.MICROSOFT.TEXTJOIN(&quot;&quot;;1;&quot;chromium --headless --disable-gpu --enable-logging --screenshot=&quot;;[.J33];&quot;.png --hide-scrollbars --window-size=1440,900 https://&quot;;[.B33])" office:value-type="string" office:string-value="chromium --headless --disable-gpu --enable-logging --screenshot=sunday.png --hide-scrollbars --window-size=1440,900 https://sunday.avanier.studio/24" calcext:value-type="string">
            <text:p>chromium --headless --disable-gpu --enable-logging --screenshot=sunday.png --hide-scrollbars --window-size=1440,900 https://sunday.avanier.studio/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d-poem</text:p>
          </table:table-cell>
          <table:table-cell office:value-type="string" calcext:value-type="string">
            <text:p>taichi.pink/2019-12-16_wind-poem/</text:p>
          </table:table-cell>
          <table:table-cell/>
          <table:table-cell office:value-type="string" calcext:value-type="string">
            <text:p>contemplati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formula="of:=IFERROR(LEFT([.B34];SEARCH(&quot;.&quot;;[.B34])-1);[.B34])" office:value-type="string" office:string-value="taichi" calcext:value-type="string">
            <text:p>taichi</text:p>
          </table:table-cell>
          <table:table-cell table:style-name="ce16" table:formula="of:=COM.MICROSOFT.TEXTJOIN(&quot;','&quot;;1;&quot;[&quot;;[.D34:.I34];&quot;]&quot;)" office:value-type="string" office:string-value="[','contemplation','nature','forms','text',']" calcext:value-type="string">
            <text:p>[','contemplation','nature','forms','text',']</text:p>
          </table:table-cell>
          <table:table-cell table:formula="of:=COM.MICROSOFT.TEXTJOIN(&quot;&quot;;1;&quot;chromium --headless --disable-gpu --enable-logging --screenshot=&quot;;[.J34];&quot;.png --hide-scrollbars --window-size=1440,900 https://&quot;;[.B34])" office:value-type="string" office:string-value="chromium --headless --disable-gpu --enable-logging --screenshot=taichi.png --hide-scrollbars --window-size=1440,900 https://taichi.pink/2019-12-16_wind-poem/" calcext:value-type="string">
            <text:p>chromium --headless --disable-gpu --enable-logging --screenshot=taichi.png --hide-scrollbars --window-size=1440,900 https://taichi.pink/2019-12-16_wind-poe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ichi Wi</text:p>
          </table:table-cell>
          <table:table-cell office:value-type="string" calcext:value-type="string">
            <text:p>taichi.pink/</text:p>
          </table:table-cell>
          <table:table-cell/>
          <table:table-cell office:value-type="string" calcext:value-type="string">
            <text:p>perspectiv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images</text:p>
          </table:table-cell>
          <table:table-cell table:number-columns-repeated="3"/>
          <table:table-cell office:value-type="string" calcext:value-type="string">
            <text:p>taichi1</text:p>
          </table:table-cell>
          <table:table-cell table:style-name="ce16" table:formula="of:=COM.MICROSOFT.TEXTJOIN(&quot;','&quot;;1;&quot;[&quot;;[.D35:.I35];&quot;]&quot;)" office:value-type="string" office:string-value="[','perspective','nature','images',']" calcext:value-type="string">
            <text:p>[','perspective','nature','images',']</text:p>
          </table:table-cell>
          <table:table-cell table:formula="of:=COM.MICROSOFT.TEXTJOIN(&quot;&quot;;1;&quot;chromium --headless --disable-gpu --enable-logging --screenshot=&quot;;[.J35];&quot;.png --hide-scrollbars --window-size=1440,900 https://&quot;;[.B35])" office:value-type="string" office:string-value="chromium --headless --disable-gpu --enable-logging --screenshot=taichi1.png --hide-scrollbars --window-size=1440,900 https://taichi.pink/" calcext:value-type="string">
            <text:p>chromium --headless --disable-gpu --enable-logging --screenshot=taichi1.png --hide-scrollbars --window-size=1440,900 https://taichi.pink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P–20X20</text:p>
          </table:table-cell>
          <table:table-cell office:value-type="string" calcext:value-type="string">
            <text:p>tdingsun.github.io/lp20x20/index</text:p>
          </table:table-cell>
          <table:table-cell/>
          <table:table-cell office:value-type="string" calcext:value-type="string">
            <text:p>friend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hare</text:p>
          </table:table-cell>
          <table:table-cell table:number-columns-repeated="3"/>
          <table:table-cell table:formula="of:=IFERROR(LEFT([.B36];SEARCH(&quot;.&quot;;[.B36])-1);[.B36])" office:value-type="string" office:string-value="tdingsun" calcext:value-type="string">
            <text:p>tdingsun</text:p>
          </table:table-cell>
          <table:table-cell table:style-name="ce16" table:formula="of:=COM.MICROSOFT.TEXTJOIN(&quot;','&quot;;1;&quot;[&quot;;[.D36:.I36];&quot;]&quot;)" office:value-type="string" office:string-value="[','friends','music','share',']" calcext:value-type="string">
            <text:p>[','friends','music','share',']</text:p>
          </table:table-cell>
          <table:table-cell table:formula="of:=COM.MICROSOFT.TEXTJOIN(&quot;&quot;;1;&quot;chromium --headless --disable-gpu --enable-logging --screenshot=&quot;;[.J36];&quot;.png --hide-scrollbars --window-size=1440,900 https://&quot;;[.B36])" office:value-type="string" office:string-value="chromium --headless --disable-gpu --enable-logging --screenshot=tdingsun.png --hide-scrollbars --window-size=1440,900 https://tdingsun.github.io/lp20x20/index" calcext:value-type="string">
            <text:p>chromium --headless --disable-gpu --enable-logging --screenshot=tdingsun.png --hide-scrollbars --window-size=1440,900 https://tdingsun.github.io/lp20x20/inde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he html review</text:p>
          </table:table-cell>
          <table:table-cell office:value-type="string" calcext:value-type="string">
            <text:p>thehtml.review/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hare</text:p>
          </table:table-cell>
          <table:table-cell table:number-columns-repeated="4"/>
          <table:table-cell table:formula="of:=IFERROR(LEFT([.B37];SEARCH(&quot;.&quot;;[.B37])-1);[.B37])" office:value-type="string" office:string-value="thehtml" calcext:value-type="string">
            <text:p>thehtml</text:p>
          </table:table-cell>
          <table:table-cell table:style-name="ce16" table:formula="of:=COM.MICROSOFT.TEXTJOIN(&quot;','&quot;;1;&quot;[&quot;;[.D37:.I37];&quot;]&quot;)" office:value-type="string" office:string-value="[','text','share',']" calcext:value-type="string">
            <text:p>[','text','share',']</text:p>
          </table:table-cell>
          <table:table-cell table:formula="of:=COM.MICROSOFT.TEXTJOIN(&quot;&quot;;1;&quot;chromium --headless --disable-gpu --enable-logging --screenshot=&quot;;[.J37];&quot;.png --hide-scrollbars --window-size=1440,900 https://&quot;;[.B37])" office:value-type="string" office:string-value="chromium --headless --disable-gpu --enable-logging --screenshot=thehtml.png --hide-scrollbars --window-size=1440,900 https://thehtml.review/" calcext:value-type="string">
            <text:p>chromium --headless --disable-gpu --enable-logging --screenshot=thehtml.png --hide-scrollbars --window-size=1440,900 https://thehtml.review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hesoundof.love</text:p>
          </table:table-cell>
          <table:table-cell office:value-type="string" calcext:value-type="string">
            <text:p>thesoundof.love/</text:p>
          </table:table-cell>
          <table:table-cell/>
          <table:table-cell office:value-type="string" calcext:value-type="string">
            <text:p>music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lack&amp;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mmunity</text:p>
          </table:table-cell>
          <table:table-cell table:formula="of:=IFERROR(LEFT([.B38];SEARCH(&quot;.&quot;;[.B38])-1);[.B38])" office:value-type="string" office:string-value="thesoundof" calcext:value-type="string">
            <text:p>thesoundof</text:p>
          </table:table-cell>
          <table:table-cell table:style-name="ce16" table:formula="of:=COM.MICROSOFT.TEXTJOIN(&quot;','&quot;;1;&quot;[&quot;;[.D38:.I38];&quot;]&quot;)" office:value-type="string" office:string-value="[','music','contemplation','text','black&amp;white','video','community',']" calcext:value-type="string">
            <text:p>[','music','contemplation','text','black&amp;white','video','community',']</text:p>
          </table:table-cell>
          <table:table-cell table:formula="of:=COM.MICROSOFT.TEXTJOIN(&quot;&quot;;1;&quot;chromium --headless --disable-gpu --enable-logging --screenshot=&quot;;[.J38];&quot;.png --hide-scrollbars --window-size=1440,900 https://&quot;;[.B38])" office:value-type="string" office:string-value="chromium --headless --disable-gpu --enable-logging --screenshot=thesoundof.png --hide-scrollbars --window-size=1440,900 https://thesoundof.love/" calcext:value-type="string">
            <text:p>chromium --headless --disable-gpu --enable-logging --screenshot=thesoundof.png --hide-scrollbars --window-size=1440,900 https://thesoundof.lov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his Person Exists</text:p>
          </table:table-cell>
          <table:table-cell office:value-type="string" calcext:value-type="string">
            <text:p>thispersonexists.net/</text:p>
          </table:table-cell>
          <table:table-cell/>
          <table:table-cell office:value-type="string" calcext:value-type="string">
            <text:p>discover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images</text:p>
          </table:table-cell>
          <table:table-cell table:number-columns-repeated="3"/>
          <table:table-cell table:formula="of:=IFERROR(LEFT([.B39];SEARCH(&quot;.&quot;;[.B39])-1);[.B39])" office:value-type="string" office:string-value="thispersonexists" calcext:value-type="string">
            <text:p>thispersonexists</text:p>
          </table:table-cell>
          <table:table-cell table:style-name="ce16" table:formula="of:=COM.MICROSOFT.TEXTJOIN(&quot;','&quot;;1;&quot;[&quot;;[.D39:.I39];&quot;]&quot;)" office:value-type="string" office:string-value="[','discover','contemplation','images',']" calcext:value-type="string">
            <text:p>[','discover','contemplation','images',']</text:p>
          </table:table-cell>
          <table:table-cell table:formula="of:=COM.MICROSOFT.TEXTJOIN(&quot;&quot;;1;&quot;chromium --headless --disable-gpu --enable-logging --screenshot=&quot;;[.J39];&quot;.png --hide-scrollbars --window-size=1440,900 https://&quot;;[.B39])" office:value-type="string" office:string-value="chromium --headless --disable-gpu --enable-logging --screenshot=thispersonexists.png --hide-scrollbars --window-size=1440,900 https://thispersonexists.net/" calcext:value-type="string">
            <text:p>chromium --headless --disable-gpu --enable-logging --screenshot=thispersonexists.png --hide-scrollbars --window-size=1440,900 https://thispersonexists.net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cret</text:p>
          </table:table-cell>
          <table:table-cell office:value-type="string" calcext:value-type="string">
            <text:p>tiana.computer/sunday_sites/secret</text:p>
          </table:table-cell>
          <table:table-cell office:value-type="string" calcext:value-type="string">
            <text:p>Tiana Dueck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ideo</text:p>
          </table:table-cell>
          <table:table-cell/>
          <table:table-cell table:formula="of:=IFERROR(LEFT([.B40];SEARCH(&quot;.&quot;;[.B40])-1);[.B40])" office:value-type="string" office:string-value="tiana" calcext:value-type="string">
            <text:p>tiana</text:p>
          </table:table-cell>
          <table:table-cell table:style-name="ce16" table:formula="of:=COM.MICROSOFT.TEXTJOIN(&quot;','&quot;;1;&quot;[&quot;;[.D40:.I40];&quot;]&quot;)" office:value-type="string" office:string-value="[','interaction','hover','surprise','text','video',']" calcext:value-type="string">
            <text:p>[','interaction','hover','surprise','text','video',']</text:p>
          </table:table-cell>
          <table:table-cell table:formula="of:=COM.MICROSOFT.TEXTJOIN(&quot;&quot;;1;&quot;chromium --headless --disable-gpu --enable-logging --screenshot=&quot;;[.J40];&quot;.png --hide-scrollbars --window-size=1440,900 https://&quot;;[.B40])" office:value-type="string" office:string-value="chromium --headless --disable-gpu --enable-logging --screenshot=tiana.png --hide-scrollbars --window-size=1440,900 https://tiana.computer/sunday_sites/secret" calcext:value-type="string">
            <text:p>chromium --headless --disable-gpu --enable-logging --screenshot=tiana.png --hide-scrollbars --window-size=1440,900 https://tiana.computer/sunday_sites/secre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 am tiana</text:p>
          </table:table-cell>
          <table:table-cell office:value-type="string" calcext:value-type="string">
            <text:p>tiana.computer/sunday_sites/reflection/</text:p>
          </table:table-cell>
          <table:table-cell/>
          <table:table-cell office:value-type="string" calcext:value-type="string">
            <text:p>discov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ist</text:p>
          </table:table-cell>
          <table:table-cell table:number-columns-repeated="3"/>
          <table:table-cell office:value-type="string" calcext:value-type="string">
            <text:p>tiana1</text:p>
          </table:table-cell>
          <table:table-cell table:style-name="ce16" table:formula="of:=COM.MICROSOFT.TEXTJOIN(&quot;','&quot;;1;&quot;[&quot;;[.D41:.I41];&quot;]&quot;)" office:value-type="string" office:string-value="[','discover','text','list',']" calcext:value-type="string">
            <text:p>[','discover','text','list',']</text:p>
          </table:table-cell>
          <table:table-cell table:formula="of:=COM.MICROSOFT.TEXTJOIN(&quot;&quot;;1;&quot;chromium --headless --disable-gpu --enable-logging --screenshot=&quot;;[.J41];&quot;.png --hide-scrollbars --window-size=1440,900 https://&quot;;[.B41])" office:value-type="string" office:string-value="chromium --headless --disable-gpu --enable-logging --screenshot=tiana1.png --hide-scrollbars --window-size=1440,900 https://tiana.computer/sunday_sites/reflection/" calcext:value-type="string">
            <text:p>chromium --headless --disable-gpu --enable-logging --screenshot=tiana1.png --hide-scrollbars --window-size=1440,900 https://tiana.computer/sunday_sites/reflection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aiting for june</text:p>
          </table:table-cell>
          <table:table-cell office:value-type="string" calcext:value-type="string">
            <text:p>waitingforjune.com/</text:p>
          </table:table-cell>
          <table:table-cell/>
          <table:table-cell office:value-type="string" calcext:value-type="string">
            <text:p>draw</text:p>
          </table:table-cell>
          <table:table-cell office:value-type="string" calcext:value-type="string">
            <text:p>contemplation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table:formula="of:=IFERROR(LEFT([.B42];SEARCH(&quot;.&quot;;[.B42])-1);[.B42])" office:value-type="string" office:string-value="waitingforjune" calcext:value-type="string">
            <text:p>waitingforjune</text:p>
          </table:table-cell>
          <table:table-cell table:style-name="ce16" table:formula="of:=COM.MICROSOFT.TEXTJOIN(&quot;','&quot;;1;&quot;[&quot;;[.D42:.I42];&quot;]&quot;)" office:value-type="string" office:string-value="[','draw','contemplation','time',']" calcext:value-type="string">
            <text:p>[','draw','contemplation','time',']</text:p>
          </table:table-cell>
          <table:table-cell table:formula="of:=COM.MICROSOFT.TEXTJOIN(&quot;&quot;;1;&quot;chromium --headless --disable-gpu --enable-logging --screenshot=&quot;;[.J42];&quot;.png --hide-scrollbars --window-size=1440,900 https://&quot;;[.B42])" office:value-type="string" office:string-value="chromium --headless --disable-gpu --enable-logging --screenshot=waitingforjune.png --hide-scrollbars --window-size=1440,900 https://waitingforjune.com/" calcext:value-type="string">
            <text:p>chromium --headless --disable-gpu --enable-logging --screenshot=waitingforjune.png --hide-scrollbars --window-size=1440,900 https://waitingforjune.com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nks to useful sites</text:p>
          </table:table-cell>
          <table:table-cell office:value-type="string" calcext:value-type="string">
            <text:p>whatthe.link/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hover</text:p>
          </table:table-cell>
          <table:table-cell table:number-columns-repeated="2"/>
          <table:table-cell table:formula="of:=IFERROR(LEFT([.B43];SEARCH(&quot;.&quot;;[.B43])-1);[.B43])" office:value-type="string" office:string-value="whatthe" calcext:value-type="string">
            <text:p>whatthe</text:p>
          </table:table-cell>
          <table:table-cell table:style-name="ce16" table:formula="of:=COM.MICROSOFT.TEXTJOIN(&quot;','&quot;;1;&quot;[&quot;;[.D43:.I43];&quot;]&quot;)" office:value-type="string" office:string-value="[','share','people','list','hover',']" calcext:value-type="string">
            <text:p>[','share','people','list','hover',']</text:p>
          </table:table-cell>
          <table:table-cell table:formula="of:=COM.MICROSOFT.TEXTJOIN(&quot;&quot;;1;&quot;chromium --headless --disable-gpu --enable-logging --screenshot=&quot;;[.J43];&quot;.png --hide-scrollbars --window-size=1440,900 https://&quot;;[.B43])" office:value-type="string" office:string-value="chromium --headless --disable-gpu --enable-logging --screenshot=whatthe.png --hide-scrollbars --window-size=1440,900 https://whatthe.link/" calcext:value-type="string">
            <text:p>chromium --headless --disable-gpu --enable-logging --screenshot=whatthe.png --hide-scrollbars --window-size=1440,900 https://whatthe.link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rexample</text:p>
          </table:table-cell>
          <table:table-cell office:value-type="string" calcext:value-type="string">
            <text:p>www.yourworldoftext.com/forexample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lack&amp;white</text:p>
          </table:table-cell>
          <table:table-cell table:number-columns-repeated="2"/>
          <table:table-cell table:formula="of:=IFERROR(LEFT([.B44];SEARCH(&quot;.&quot;;[.B44])-1);[.B44])" office:value-type="string" office:string-value="www" calcext:value-type="string">
            <text:p>www</text:p>
          </table:table-cell>
          <table:table-cell table:style-name="ce16" table:formula="of:=COM.MICROSOFT.TEXTJOIN(&quot;','&quot;;1;&quot;[&quot;;[.D44:.I44];&quot;]&quot;)" office:value-type="string" office:string-value="[','text','share','community','black&amp;white',']" calcext:value-type="string">
            <text:p>[','text','share','community','black&amp;white',']</text:p>
          </table:table-cell>
          <table:table-cell table:formula="of:=COM.MICROSOFT.TEXTJOIN(&quot;&quot;;1;&quot;chromium --headless --disable-gpu --enable-logging --screenshot=&quot;;[.J44];&quot;.png --hide-scrollbars --window-size=1440,900 https://&quot;;[.B44])" office:value-type="string" office:string-value="chromium --headless --disable-gpu --enable-logging --screenshot=www.png --hide-scrollbars --window-size=1440,900 https://www.yourworldoftext.com/forexample" calcext:value-type="string">
            <text:p>chromium --headless --disable-gpu --enable-logging --screenshot=www.png --hide-scrollbars --window-size=1440,900 https://www.yourworldoftext.com/forexamp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wwwords</text:p>
          </table:table-cell>
          <table:table-cell office:value-type="string" calcext:value-type="string">
            <text:p>wwwwords.de/</text:p>
          </table:table-cell>
          <table:table-cell/>
          <table:table-cell office:value-type="string" calcext:value-type="string">
            <text:p>developper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iles</text:p>
          </table:table-cell>
          <table:table-cell table:number-columns-repeated="2"/>
          <table:table-cell table:formula="of:=IFERROR(LEFT([.B45];SEARCH(&quot;.&quot;;[.B45])-1);[.B45])" office:value-type="string" office:string-value="wwwwords" calcext:value-type="string">
            <text:p>wwwwords</text:p>
          </table:table-cell>
          <table:table-cell table:style-name="ce16" table:formula="of:=COM.MICROSOFT.TEXTJOIN(&quot;','&quot;;1;&quot;[&quot;;[.D45:.I45];&quot;]&quot;)" office:value-type="string" office:string-value="[','developper','download','text','files',']" calcext:value-type="string">
            <text:p>[','developper','download','text','files',']</text:p>
          </table:table-cell>
          <table:table-cell table:formula="of:=COM.MICROSOFT.TEXTJOIN(&quot;&quot;;1;&quot;chromium --headless --disable-gpu --enable-logging --screenshot=&quot;;[.J45];&quot;.png --hide-scrollbars --window-size=1440,900 https://&quot;;[.B45])" office:value-type="string" office:string-value="chromium --headless --disable-gpu --enable-logging --screenshot=wwwwords.png --hide-scrollbars --window-size=1440,900 https://wwwwords.de/" calcext:value-type="string">
            <text:p>chromium --headless --disable-gpu --enable-logging --screenshot=wwwwords.png --hide-scrollbars --window-size=1440,900 https://wwwwords.de/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Your personal cloud</text:p>
          </table:table-cell>
          <table:table-cell office:value-type="string" calcext:value-type="string">
            <text:p>your-personal.cloud/</text:p>
          </table:table-cell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images</text:p>
          </table:table-cell>
          <table:table-cell/>
          <table:table-cell table:formula="of:=IFERROR(LEFT([.B46];SEARCH(&quot;.&quot;;[.B46])-1);[.B46])" office:value-type="string" office:string-value="your-personal" calcext:value-type="string">
            <text:p>your-personal</text:p>
          </table:table-cell>
          <table:table-cell table:style-name="ce16" table:formula="of:=COM.MICROSOFT.TEXTJOIN(&quot;','&quot;;1;&quot;[&quot;;[.D46:.I46];&quot;]&quot;)" office:value-type="string" office:string-value="[','images','sky','share','send','images',']" calcext:value-type="string">
            <text:p>[','images','sky','share','send','images',']</text:p>
          </table:table-cell>
          <table:table-cell table:formula="of:=COM.MICROSOFT.TEXTJOIN(&quot;&quot;;1;&quot;chromium --headless --disable-gpu --enable-logging --screenshot=&quot;;[.J46];&quot;.png --hide-scrollbars --window-size=1440,900 https://&quot;;[.B46])" office:value-type="string" office:string-value="chromium --headless --disable-gpu --enable-logging --screenshot=your-personal.png --hide-scrollbars --window-size=1440,900 https://your-personal.cloud/" calcext:value-type="string">
            <text:p>chromium --headless --disable-gpu --enable-logging --screenshot=your-personal.png --hide-scrollbars --window-size=1440,900 https://your-personal.cloud/</text:p>
          </table:table-cell>
          <table:table-cell table:number-columns-repeated="16371"/>
        </table:table-row>
        <table:table-row table:style-name="ro1" table:number-rows-repeated="30">
          <table:table-cell table:number-columns-repeated="10"/>
          <table:table-cell table:style-name="ce16"/>
          <table:table-cell table:number-columns-repeated="16372"/>
        </table:table-row>
        <table:table-row table:style-name="ro1" table:number-rows-repeated="1048499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data.A1:data.L4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3T10:13:04.144865690</dc:date>
    <meta:editing-duration>PT2H45M3S</meta:editing-duration>
    <meta:editing-cycles>56</meta:editing-cycles>
    <meta:generator>LibreOffice/7.4.7.2$MacOSX_X86_64 LibreOffice_project/723314e595e8007d3cf785c16538505a1c878ca5</meta:generator>
    <meta:document-statistic meta:table-count="1" meta:cell-count="395" meta:object-count="0"/>
    <meta:user-defined meta:name=""/>
  </office:meta>
</office:document-meta>
</file>